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draw:marker-start-width="0.295cm" draw:marker-end-width="0.295cm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295cm" draw:marker-end-width="0.295cm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="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gr4" style:family="graphic" style:parent-style-name="standard">
      <style:graphic-properties svg:stroke-width="0.03cm" draw:marker-start="" draw:marker-start-width="0.2cm" draw:marker-end-width="0.2cm" draw:fill="solid" draw:fill-color="#000000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gr5" style:family="graphic" style:parent-style-name="standard">
      <style:graphic-properties svg:stroke-width="0.03cm" draw:marker-start="" draw:marker-start-width="0.2cm" draw:marker-end-width="0.2cm" draw:fill="solid" draw:fill-color="#000000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14.817cm" fo:margin-right="0cm" fo:text-align="center" fo:text-indent="0cm"/>
    </style:style>
    <style:style style:name="P6" style:family="paragraph">
      <style:paragraph-properties fo:margin-left="14.817cm" fo:margin-right="0cm" fo:text-align="center" fo:text-indent="0cm"/>
      <style:text-properties fo:color="#ffffff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ffff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875cm" svg:height="0.375cm" svg:x="6cm" svg:y="6.375cm">
          <text:p text:style-name="P1"><text:span text:style-name="T1">x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cm" svg:height="2cm" svg:x="7.75cm" svg:y="5.125cm">
          <text:p text:style-name="P1"><text:span text:style-name="T2">PCH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375cm" svg:x="14.7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375cm" svg:x="14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375cm" svg:x="14.7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375cm" svg:x="13.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375cm" svg:x="13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375cm" svg:x="13.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375cm" svg:x="12.2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375cm" svg:x="12.2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375cm" svg:x="12.2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375cm" svg:x="11cm" svg:y="2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5cm" svg:height="0.625cm" svg:x="14.25cm" svg:y="9.75cm">
          <text:p text:style-name="P1"><text:span text:style-name="T3">x16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5cm" svg:height="0.625cm" svg:x="12.75cm" svg:y="9.75cm">
          <text:p text:style-name="P1"><text:span text:style-name="T3">x16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5cm" svg:x="10.875cm" svg:y="3.5cm">
          <text:p text:style-name="P1">Processor</text:p>
          <text:p text:style-name="P1">“Legacy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cm" svg:height="5cm" svg:x="16.875cm" svg:y="3.5cm">
          <text:p text:style-name="P1">Processor</text:p>
          <text:p text:style-name="P1">“Peer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375cm" svg:height="0.75cm" svg:x="15.625cm" svg:y="4.375cm">
          <text:p text:style-name="P5"><text:span text:style-name="T4">QPI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1.375cm" svg:height="0.75cm" svg:x="15.625cm" svg:y="6.87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7" draw:layer="layout" svg:width="1.375cm" svg:height="0.75cm" svg:x="15.75cm" svg:y="3.875cm">
          <draw:text-box>
            <text:p><text:span text:style-name="T3">QPI</text:span></text:p>
          </draw:text-box>
        </draw:frame>
        <draw:frame draw:style-name="gr6" draw:text-style-name="P7" draw:layer="layout" svg:width="1.375cm" svg:height="0.75cm" svg:x="15.75cm" svg:y="6.375cm">
          <draw:text-box>
            <text:p><text:span text:style-name="T3">QPI</text:span></text:p>
          </draw:text-box>
        </draw:frame>
        <draw:custom-shape draw:style-name="gr5" draw:text-style-name="P5" draw:layer="layout" svg:width="0.75cm" svg:height="1.5cm" svg:x="13cm" svg:y="8.37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0.75cm" svg:height="1.5cm" svg:x="14.5cm" svg:y="8.37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8" draw:layer="layout" svg:width="1.5cm" svg:height="0.649cm" svg:x="12cm" svg:y="8.875cm">
          <draw:text-box>
            <text:p><text:span text:style-name="T5">PCIe</text:span></text:p>
          </draw:text-box>
        </draw:frame>
        <draw:frame draw:style-name="gr7" draw:text-style-name="P8" draw:layer="layout" svg:width="1.5cm" svg:height="0.649cm" svg:x="13.5cm" svg:y="8.851cm">
          <draw:text-box>
            <text:p><text:span text:style-name="T5">PCIe</text:span></text:p>
          </draw:text-box>
        </draw:frame>
        <draw:custom-shape draw:style-name="gr5" draw:text-style-name="P5" draw:layer="layout" svg:width="0.75cm" svg:height="1.375cm" svg:x="14.875cm" svg:y="2.2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0.75cm" svg:height="1.375cm" svg:x="11.125cm" svg:y="2.2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0.75cm" svg:height="1.375cm" svg:x="13.625cm" svg:y="2.2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0.75cm" svg:height="1.375cm" svg:x="12.375cm" svg:y="2.2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9" draw:layer="layout" svg:width="1.5cm" svg:height="0.573cm" svg:x="11.5cm" svg:y="2.601cm">
          <draw:text-box>
            <text:p><text:span text:style-name="T1">DDR3</text:span></text:p>
          </draw:text-box>
        </draw:frame>
        <draw:frame draw:style-name="gr7" draw:text-style-name="P9" draw:layer="layout" svg:width="1.5cm" svg:height="0.573cm" svg:x="12.75cm" svg:y="2.591cm">
          <draw:text-box>
            <text:p><text:span text:style-name="T1">DDR3</text:span></text:p>
          </draw:text-box>
        </draw:frame>
        <draw:frame draw:style-name="gr7" draw:text-style-name="P9" draw:layer="layout" svg:width="1.5cm" svg:height="0.573cm" svg:x="14cm" svg:y="2.625cm">
          <draw:text-box>
            <text:p><text:span text:style-name="T1">DDR3</text:span></text:p>
          </draw:text-box>
        </draw:frame>
        <draw:custom-shape draw:style-name="gr2" draw:text-style-name="P4" draw:layer="layout" svg:width="1cm" svg:height="0.375cm" svg:x="11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375cm" svg:x="1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5cm" svg:height="0.625cm" svg:x="20.875cm" svg:y="9.75cm">
          <text:p text:style-name="P1"><text:span text:style-name="T3">x16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5cm" svg:height="0.625cm" svg:x="19.5cm" svg:y="9.75cm">
          <text:p text:style-name="P1"><text:span text:style-name="T3">x16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5cm" svg:height="0.625cm" svg:x="18.125cm" svg:y="10.617cm">
          <text:p text:style-name="P1"><text:span text:style-name="T3">x8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75cm" svg:height="2.375cm" svg:x="18.375cm" svg:y="8.37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0.75cm" svg:height="1.5cm" svg:x="19.75cm" svg:y="8.37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0.75cm" svg:height="1.5cm" svg:x="21.125cm" svg:y="8.37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8" draw:layer="layout" svg:width="1.375cm" svg:height="0.649cm" svg:x="18.75cm" svg:y="8.875cm">
          <draw:text-box>
            <text:p><text:span text:style-name="T5">PCIe</text:span></text:p>
          </draw:text-box>
        </draw:frame>
        <draw:frame draw:style-name="gr7" draw:text-style-name="P8" draw:layer="layout" svg:width="1.5cm" svg:height="0.649cm" svg:x="20.125cm" svg:y="8.851cm">
          <draw:text-box>
            <text:p><text:span text:style-name="T5">PCIe</text:span></text:p>
          </draw:text-box>
        </draw:frame>
        <draw:custom-shape draw:style-name="gr1" draw:text-style-name="P4" draw:layer="layout" svg:width="1.25cm" svg:height="0.625cm" svg:x="16.75cm" svg:y="11.5cm">
          <text:p text:style-name="P1"><text:span text:style-name="T3">x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75cm" svg:height="3.25cm" svg:x="16.875cm" svg:y="8.37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8" draw:layer="layout" svg:width="1.375cm" svg:height="0.649cm" svg:x="17.375cm" svg:y="8.875cm">
          <draw:text-box>
            <text:p><text:span text:style-name="T5">PCIe</text:span></text:p>
          </draw:text-box>
        </draw:frame>
        <draw:custom-shape draw:style-name="gr5" draw:text-style-name="P5" draw:layer="layout" svg:width="1.375cm" svg:height="0.75cm" svg:x="9.625cm" svg:y="5.7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8" draw:layer="layout" svg:width="1.625cm" svg:height="0.75cm" svg:x="9.625cm" svg:y="5.25cm">
          <draw:text-box>
            <text:p><text:span text:style-name="T5">DMI2</text:span></text:p>
          </draw:text-box>
        </draw:frame>
        <draw:custom-shape draw:style-name="gr5" draw:text-style-name="P5" draw:layer="layout" svg:width="1cm" svg:height="0.375cm" svg:x="6.875cm" svg:y="6.37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9" draw:layer="layout" svg:width="1.375cm" svg:height="0.573cm" svg:x="6.75cm" svg:y="5.802cm">
          <draw:text-box>
            <text:p><text:span text:style-name="T1">PCIe</text:span></text:p>
          </draw:text-box>
        </draw:frame>
        <draw:custom-shape draw:style-name="gr5" draw:text-style-name="P5" draw:layer="layout" svg:width="1cm" svg:height="0.375cm" svg:x="6.875cm" svg:y="5.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2" draw:layer="layout" svg:width="0.875cm" svg:height="0.375cm" svg:x="6cm" svg:y="5.5cm">
          <text:p text:style-name="P1"><text:span text:style-name="T1">x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5cm" svg:height="0.625cm" svg:x="11.25cm" svg:y="10.617cm">
          <text:p text:style-name="P1"><text:span text:style-name="T3">x8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75cm" svg:height="2.375cm" svg:x="11.5cm" svg:y="8.37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4" draw:layer="layout" svg:width="1cm" svg:height="0.375cm" svg:x="20.7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375cm" svg:x="20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375cm" svg:x="20.7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375cm" svg:x="19.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375cm" svg:x="19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375cm" svg:x="19.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375cm" svg:x="18.2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375cm" svg:x="18.2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375cm" svg:x="18.2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375cm" svg:x="17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75cm" svg:height="1.375cm" svg:x="20.875cm" svg:y="2.2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0.75cm" svg:height="1.375cm" svg:x="17.125cm" svg:y="2.2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0.75cm" svg:height="1.375cm" svg:x="19.625cm" svg:y="2.2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0.75cm" svg:height="1.375cm" svg:x="18.375cm" svg:y="2.2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9" draw:layer="layout" svg:width="1.5cm" svg:height="0.573cm" svg:x="17.5cm" svg:y="2.601cm">
          <draw:text-box>
            <text:p><text:span text:style-name="T1">DDR3</text:span></text:p>
          </draw:text-box>
        </draw:frame>
        <draw:frame draw:style-name="gr7" draw:text-style-name="P9" draw:layer="layout" svg:width="1.5cm" svg:height="0.573cm" svg:x="18.75cm" svg:y="2.591cm">
          <draw:text-box>
            <text:p><text:span text:style-name="T1">DDR3</text:span></text:p>
          </draw:text-box>
        </draw:frame>
        <draw:frame draw:style-name="gr7" draw:text-style-name="P9" draw:layer="layout" svg:width="1.5cm" svg:height="0.573cm" svg:x="20cm" svg:y="2.625cm">
          <draw:text-box>
            <text:p><text:span text:style-name="T1">DDR3</text:span></text:p>
          </draw:text-box>
        </draw:frame>
        <draw:custom-shape draw:style-name="gr2" draw:text-style-name="P4" draw:layer="layout" svg:width="1cm" svg:height="0.375cm" svg:x="17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375cm" svg:x="17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5:26:13.174712896</meta:creation-date>
    <dc:date>2015-09-28T03:45:14.142589900</dc:date>
    <meta:editing-duration>PT33M51S</meta:editing-duration>
    <meta:editing-cycles>9</meta:editing-cycles>
    <meta:generator>LibreOffice/4.2.7.2$Linux_X86_64 LibreOffice_project/420m0$Build-2</meta:generator>
    <dc:creator>Farmer </dc:creator>
    <meta:document-statistic meta:object-count="71"/>
  </office:meta>
</office:document-meta>
</file>